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16pt" officeooo:paragraph-rsid="001b29cc" style:font-size-asian="14pt" style:font-size-complex="16pt"/>
    </style:style>
    <style:style style:name="P2" style:family="paragraph" style:parent-style-name="Standard">
      <style:text-properties style:font-name="Georgia" fo:font-size="16pt" officeooo:paragraph-rsid="001b29cc" style:font-size-asian="16pt" style:font-size-complex="16pt"/>
    </style:style>
    <style:style style:name="P3" style:family="paragraph" style:parent-style-name="Standard">
      <style:text-properties style:font-name="Georgia" fo:font-size="16pt" style:font-size-asian="16pt" style:font-size-complex="16pt"/>
    </style:style>
    <style:style style:name="P4" style:family="paragraph" style:parent-style-name="Standard">
      <style:text-properties style:font-name="Georgia" fo:font-size="16pt" style:font-size-asian="14pt" style:font-size-complex="16pt"/>
    </style:style>
    <style:style style:name="P5" style:family="paragraph" style:parent-style-name="Standard">
      <style:text-properties style:font-name="Georgia" fo:font-size="16pt" officeooo:rsid="001e24a7" officeooo:paragraph-rsid="001e24a7" style:font-size-asian="16pt" style:font-size-complex="16pt"/>
    </style:style>
    <style:style style:name="T1" style:family="text">
      <style:text-properties fo:font-variant="normal" fo:text-transform="none" fo:color="#404040" loext:opacity="100%" style:font-name="Georgia" fo:font-size="16pt" fo:letter-spacing="normal" fo:font-style="normal" fo:font-weight="normal" style:font-size-asian="16pt" style:font-size-complex="16pt" loext:padding="0in" loext:border="none"/>
    </style:style>
    <style:style style:name="T2" style:family="text">
      <style:text-properties fo:font-variant="normal" fo:text-transform="none" fo:color="#404040" loext:opacity="100%" style:font-name="Georgia" fo:letter-spacing="normal" fo:font-style="normal" fo:font-weight="normal" style:font-size-asian="16pt" loext:padding="0in" loext:border="none"/>
    </style:style>
    <style:style style:name="T3" style:family="text">
      <style:text-properties style:font-size-asian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/></text:span></text:p>
      <text:p text:style-name="P2"><text:s/></text:p>
      <text:p text:style-name="P3"/>
      <text:p text:style-name="P4"><text:span text:style-name="Strong_20_Emphasis"><text:span text:style-name="Source_20_Text"><text:span text:style-name="T2">app/config/loaders/yaml_loader.py</text:span></text:span></text:span><text:span text:style-name="T3"> </text:span></text:p>
      <text:p text:style-name="P3"/>
      <text:p text:style-name="P5">final versioning</text:p>
      <text:p text:style-name="P5"/>
      <text:p text:style-name="P5">"""</text:p>
      <text:p text:style-name="P5">Advanced YAML Configuration Loader</text:p>
      <text:p text:style-name="P5"/>
      <text:p text:style-name="P5">Features:</text:p>
      <text:p text:style-name="P5">- Secure YAML loading with schema validation</text:p>
      <text:p text:style-name="P5">- Environment variable interpolation with defaults</text:p>
      <text:p text:style-name="P5">- Safe include directives with path validation</text:p>
      <text:p text:style-name="P5">- Environment-specific configuration overrides</text:p>
      <text:p text:style-name="P5">- Comprehensive security checks (permissions, ownership, path safety)</text:p>
      <text:p text:style-name="P5">- Automatic configuration documentation generation</text:p>
      <text:p text:style-name="P5">- Detailed error reporting with context</text:p>
      <text:p text:style-name="P5">- Cache invalidation via TTL</text:p>
      <text:p text:style-name="P5">- Template generation with field documentation</text:p>
      <text:p text:style-name="P5">"""</text:p>
      <text:p text:style-name="P5"/>
      <text:p text:style-name="P5">import os</text:p>
      <text:p text:style-name="P5">import re</text:p>
      <text:p text:style-name="P5">import logging</text:p>
      <text:p text:style-name="P5">import time</text:p>
      <text:p text:style-name="P5">from pathlib import Path</text:p>
      <text:p text:style-name="P5">from typing import Any, Dict, Optional, List, Union</text:p>
      <text:p text:style-name="P5">from pydantic import ValidationError</text:p>
      <text:p text:style-name="P5">import yaml</text:p>
      <text:p text:style-name="P5"/>
      <text:p text:style-name="P5">from ..schemas.trading import TradingConfig</text:p>
      <text:p text:style-name="P5">from ..exceptions import ConfigError, SecurityViolationError</text:p>
      <text:p text:style-name="P5"/>
      <text:p text:style-name="P5">logger = logging.getLogger(__name__)</text:p>
      <text:p text:style-name="P5"/>
      <text:p text:style-name="P5"><text:soft-page-break/>class YAMLLoader:</text:p>
      <text:p text:style-name="P5"><text:s text:c="4"/>ENV_VAR_PATTERN = re.compile(r'\$\{([^}^{]+?)(?:\:-([^}]+))?\}')</text:p>
      <text:p text:style-name="P5"><text:s text:c="4"/>DEFAULT_CACHE_TTL = 300 <text:s/># 5 minutes</text:p>
      <text:p text:style-name="P5"><text:s text:c="4"/></text:p>
      <text:p text:style-name="P5"><text:s text:c="4"/>def __init__(</text:p>
      <text:p text:style-name="P5"><text:s text:c="8"/>self, </text:p>
      <text:p text:style-name="P5"><text:s text:c="8"/>config_path: Union[str, Path] = "config.yaml",</text:p>
      <text:p text:style-name="P5"><text:s text:c="8"/>env: Optional[str] = None,</text:p>
      <text:p text:style-name="P5"><text:s text:c="8"/>allow_includes: bool = True,</text:p>
      <text:p text:style-name="P5"><text:s text:c="8"/>allow_env_vars: bool = True,</text:p>
      <text:p text:style-name="P5"><text:s text:c="8"/>validate: bool = True,</text:p>
      <text:p text:style-name="P5"><text:s text:c="8"/>cache_ttl: int = DEFAULT_CACHE_TTL</text:p>
      <text:p text:style-name="P5"><text:s text:c="4"/>):</text:p>
      <text:p text:style-name="P5"><text:s text:c="8"/>self.config_path = Path(config_path).resolve()</text:p>
      <text:p text:style-name="P5"><text:s text:c="8"/>self.env = env</text:p>
      <text:p text:style-name="P5"><text:s text:c="8"/>self.allow_includes = allow_includes</text:p>
      <text:p text:style-name="P5"><text:s text:c="8"/>self.allow_env_vars = allow_env_vars</text:p>
      <text:p text:style-name="P5"><text:s text:c="8"/>self.validate = validate</text:p>
      <text:p text:style-name="P5"><text:s text:c="8"/>self.cache_ttl = cache_ttl</text:p>
      <text:p text:style-name="P5"><text:s text:c="8"/>self._processed_files: List[Path] = []</text:p>
      <text:p text:style-name="P5"><text:s text:c="8"/>self._cache: Optional[Dict[str, Any]] = None</text:p>
      <text:p text:style-name="P5"><text:s text:c="8"/>self._cache_time: float = 0</text:p>
      <text:p text:style-name="P5"/>
      <text:p text:style-name="P5"><text:s text:c="4"/>def load(self) -&gt; Dict[str, Any]:</text:p>
      <text:p text:style-name="P5"><text:s text:c="8"/>"""Load and validate configuration with security checks"""</text:p>
      <text:p text:style-name="P5"><text:s text:c="8"/>try:</text:p>
      <text:p text:style-name="P5"><text:s text:c="12"/>if self._should_invalidate_cache():</text:p>
      <text:p text:style-name="P5"><text:s text:c="16"/>self._refresh_cache()</text:p>
      <text:p text:style-name="P5"><text:s text:c="12"/>return self._cache.copy() if self._cache else {}</text:p>
      <text:p text:style-name="P5"><text:s text:c="8"/>except Exception as e:</text:p>
      <text:p text:style-name="P5"><text:s text:c="12"/>logger.error(f"Configuration loading failed: {str(e)}")</text:p>
      <text:p text:style-name="P5"><text:s text:c="12"/>raise ConfigError(f"Configuration error: {str(e)}") from e</text:p>
      <text:p text:style-name="P5"/>
      <text:p text:style-name="P5"><text:s text:c="4"/>def generate_template(self, output_path: Path) -&gt; None:</text:p>
      <text:p text:style-name="P5"><text:s text:c="8"/>"""Generate detailed configuration template with documentation"""</text:p>
      <text:p text:style-name="P5"><text:soft-page-break/><text:s text:c="8"/>template = self._create_template()</text:p>
      <text:p text:style-name="P5"><text:s text:c="8"/>self._save_template(output_path, template)</text:p>
      <text:p text:style-name="P5"/>
      <text:p text:style-name="P5"><text:s text:c="4"/>def save(self, config: Dict[str, Any], path: Optional[Path] = None) -&gt; None:</text:p>
      <text:p text:style-name="P5"><text:s text:c="8"/>"""Save configuration with security checks"""</text:p>
      <text:p text:style-name="P5"><text:s text:c="8"/>save_path = path or self.config_path</text:p>
      <text:p text:style-name="P5"><text:s text:c="8"/>self._validate_config_structure(config)</text:p>
      <text:p text:style-name="P5"><text:s text:c="8"/>self._write_config(save_path, config)</text:p>
      <text:p text:style-name="P5"/>
      <text:p text:style-name="P5"><text:s text:c="4"/># Security Enhanced Methods</text:p>
      <text:p text:style-name="P5"><text:s text:c="4"/>def _refresh_cache(self) -&gt; None:</text:p>
      <text:p text:style-name="P5"><text:s text:c="8"/>"""Reload configuration with security checks"""</text:p>
      <text:p text:style-name="P5"><text:s text:c="8"/>self._processed_files = []</text:p>
      <text:p text:style-name="P5"><text:s text:c="8"/>self._cache = None</text:p>
      <text:p text:style-name="P5"><text:s text:c="8"/>raw_config = self._load_yaml(self.config_path)</text:p>
      <text:p text:style-name="P5"><text:s text:c="8"/>processed_config = self._process_config(raw_config, self.config_path.parent)</text:p>
      <text:p text:style-name="P5"><text:s text:c="8"/></text:p>
      <text:p text:style-name="P5"><text:s text:c="8"/>if self.env:</text:p>
      <text:p text:style-name="P5"><text:s text:c="12"/>processed_config = self._apply_environment_overrides(processed_config)</text:p>
      <text:p text:style-name="P5"><text:s text:c="12"/></text:p>
      <text:p text:style-name="P5"><text:s text:c="8"/>if self.validate:</text:p>
      <text:p text:style-name="P5"><text:s text:c="12"/>processed_config = self._validate_config(processed_config)</text:p>
      <text:p text:style-name="P5"><text:s text:c="8"/></text:p>
      <text:p text:style-name="P5"><text:s text:c="8"/>self._cache = processed_config</text:p>
      <text:p text:style-name="P5"><text:s text:c="8"/>self._cache_time = time.time()</text:p>
      <text:p text:style-name="P5"/>
      <text:p text:style-name="P5"><text:s text:c="4"/>def _load_yaml(self, path: Path) -&gt; Dict[str, Any]:</text:p>
      <text:p text:style-name="P5"><text:s text:c="8"/>"""Load YAML with enhanced logging"""</text:p>
      <text:p text:style-name="P5"><text:s text:c="8"/>logger.debug(f"Loading configuration file: {path}")</text:p>
      <text:p text:style-name="P5"><text:s text:c="8"/>self._check_include_safety(path)</text:p>
      <text:p text:style-name="P5"><text:s text:c="8"/></text:p>
      <text:p text:style-name="P5"><text:s text:c="8"/>try:</text:p>
      <text:p text:style-name="P5"><text:s text:c="12"/>with open(path, 'r') as f:</text:p>
      <text:p text:style-name="P5"><text:s text:c="16"/>config = yaml.safe_load(f) or {}</text:p>
      <text:p text:style-name="P5"><text:soft-page-break/><text:s text:c="16"/>logger.debug(f"Successfully loaded {path} with {len(config)} keys")</text:p>
      <text:p text:style-name="P5"><text:s text:c="16"/>return config</text:p>
      <text:p text:style-name="P5"><text:s text:c="8"/>except yaml.YAMLError as e:</text:p>
      <text:p text:style-name="P5"><text:s text:c="12"/>line_info = f" (line {e.problem_mark.line+1})" if hasattr(e, 'problem_mark') else ""</text:p>
      <text:p text:style-name="P5"><text:s text:c="12"/>logger.error(f"YAML error in {path.name}{line_info}: {str(e)}")</text:p>
      <text:p text:style-name="P5"><text:s text:c="12"/>raise ConfigError(f"YAML error in {path.name}: {self._format_yaml_error(e)}") from e</text:p>
      <text:p text:style-name="P5"/>
      <text:p text:style-name="P5"><text:s text:c="4"/>def _check_include_safety(self, path: Path) -&gt; None:</text:p>
      <text:p text:style-name="P5"><text:s text:c="8"/>"""Validate include file security"""</text:p>
      <text:p text:style-name="P5"><text:s text:c="8"/>if path in self._processed_files:</text:p>
      <text:p text:style-name="P5"><text:s text:c="12"/>raise ConfigError(f"Circular include detected: {path}")</text:p>
      <text:p text:style-name="P5"><text:s text:c="8"/></text:p>
      <text:p text:style-name="P5"><text:s text:c="8"/>if not path.exists():</text:p>
      <text:p text:style-name="P5"><text:s text:c="12"/>raise ConfigError(f"Included file not found: {path}")</text:p>
      <text:p text:style-name="P5"><text:s text:c="12"/></text:p>
      <text:p text:style-name="P5"><text:s text:c="8"/>self._validate_file_permissions(path)</text:p>
      <text:p text:style-name="P5"><text:s text:c="8"/>self._processed_files.append(path)</text:p>
      <text:p text:style-name="P5"/>
      <text:p text:style-name="P5"><text:s text:c="4"/>def _validate_file_permissions(self, path: Path) -&gt; None:</text:p>
      <text:p text:style-name="P5"><text:s text:c="8"/>"""Enforce secure file permissions and ownership"""</text:p>
      <text:p text:style-name="P5"><text:s text:c="8"/>if path.stat().st_mode &amp; 0o777 != 0o600:</text:p>
      <text:p text:style-name="P5"><text:s text:c="12"/>logger.warning(f"Insecure permissions on {path} (recommended 600)")</text:p>
      <text:p text:style-name="P5"><text:s text:c="12"/></text:p>
      <text:p text:style-name="P5"><text:s text:c="8"/>if os.name != 'nt' and path.stat().st_uid != os.getuid():</text:p>
      <text:p text:style-name="P5"><text:s text:c="12"/>raise SecurityViolationError(f"File ownership violation: {path}")</text:p>
      <text:p text:style-name="P5"/>
      <text:p text:style-name="P5"><text:s text:c="4"/>def _process_include(self, value: Union[str, List[str]], base_path: Path) -&gt; Dict[str, Any]:</text:p>
      <text:p text:style-name="P5"><text:s text:c="8"/>"""Process includes with detailed logging"""</text:p>
      <text:p text:style-name="P5"><text:s text:c="8"/>logger.info(f"Processing includes from {base_path}: {value}")</text:p>
      <text:p text:style-name="P5"><text:s text:c="8"/>includes = [value] if isinstance(value, str) else value</text:p>
      <text:p text:style-name="P5"><text:s text:c="8"/>merged = {}</text:p>
      <text:p text:style-name="P5"><text:soft-page-break/><text:s text:c="8"/></text:p>
      <text:p text:style-name="P5"><text:s text:c="8"/>for include in includes:</text:p>
      <text:p text:style-name="P5"><text:s text:c="12"/>include_path = (base_path / include).resolve()</text:p>
      <text:p text:style-name="P5"><text:s text:c="12"/>logger.debug(f"Attempting to include: {include_path}")</text:p>
      <text:p text:style-name="P5"><text:s text:c="12"/></text:p>
      <text:p text:style-name="P5"><text:s text:c="12"/>if not include_path.is_relative_to(Path.cwd()):</text:p>
      <text:p text:style-name="P5"><text:s text:c="16"/>raise SecurityViolationError(</text:p>
      <text:p text:style-name="P5"><text:s text:c="20"/>f"Illegal include path: {include} resolves to {include_path}"</text:p>
      <text:p text:style-name="P5"><text:s text:c="16"/>)</text:p>
      <text:p text:style-name="P5"><text:s text:c="16"/></text:p>
      <text:p text:style-name="P5"><text:s text:c="12"/>merged = self._deep_merge(merged, self._load_yaml(include_path))</text:p>
      <text:p text:style-name="P5"><text:s text:c="12"/></text:p>
      <text:p text:style-name="P5"><text:s text:c="8"/>return merged</text:p>
      <text:p text:style-name="P5"/>
      <text:p text:style-name="P5"><text:s text:c="4"/># Enhanced Environment Variable Handling</text:p>
      <text:p text:style-name="P5"><text:s text:c="4"/>def _interpolate_env_vars(self, value: str) -&gt; str:</text:p>
      <text:p text:style-name="P5"><text:s text:c="8"/>"""Interpolate variables with logging"""</text:p>
      <text:p text:style-name="P5"><text:s text:c="8"/>if not isinstance(value, str):</text:p>
      <text:p text:style-name="P5"><text:s text:c="12"/>return value</text:p>
      <text:p text:style-name="P5"><text:s text:c="12"/></text:p>
      <text:p text:style-name="P5"><text:s text:c="8"/>replacements = len(self.ENV_VAR_PATTERN.findall(value))</text:p>
      <text:p text:style-name="P5"><text:s text:c="8"/>if replacements &gt; 0:</text:p>
      <text:p text:style-name="P5"><text:s text:c="12"/>logger.debug(f"Processing environment variables in string: {value[:50]}...")</text:p>
      <text:p text:style-name="P5"><text:s text:c="12"/></text:p>
      <text:p text:style-name="P5"><text:s text:c="8"/>result = self.ENV_VAR_PATTERN.sub(self._env_var_replacer, value)</text:p>
      <text:p text:style-name="P5"><text:s text:c="8"/></text:p>
      <text:p text:style-name="P5"><text:s text:c="8"/>if replacements &gt; 0:</text:p>
      <text:p text:style-name="P5"><text:s text:c="12"/>logger.debug(f"Replaced {replacements} variables. Result: {result[:50]}...")</text:p>
      <text:p text:style-name="P5"><text:s text:c="12"/></text:p>
      <text:p text:style-name="P5"><text:s text:c="8"/>return result</text:p>
      <text:p text:style-name="P5"/>
      <text:p text:style-name="P5"><text:s text:c="4"/>def _env_var_replacer(self, match: re.Match) -&gt; str:</text:p>
      <text:p text:style-name="P5"><text:s text:c="8"/>"""Environment variable replacement with logging"""</text:p>
      <text:p text:style-name="P5"><text:soft-page-break/><text:s text:c="8"/>var_name, default = match.groups()</text:p>
      <text:p text:style-name="P5"><text:s text:c="8"/>value = os.getenv(var_name) or default or ""</text:p>
      <text:p text:style-name="P5"><text:s text:c="8"/>if not value:</text:p>
      <text:p text:style-name="P5"><text:s text:c="12"/>logger.warning(f"Undefined environment variable: {var_name}")</text:p>
      <text:p text:style-name="P5"><text:s text:c="8"/>return value</text:p>
      <text:p text:style-name="P5"/>
      <text:p text:style-name="P5"><text:s text:c="4"/># Configuration Processing Pipeline</text:p>
      <text:p text:style-name="P5"><text:s text:c="4"/>def _process_config(self, config: Dict, base_path: Path) -&gt; Dict:</text:p>
      <text:p text:style-name="P5"><text:s text:c="8"/>"""Recursively process configuration including includes and environment variables"""</text:p>
      <text:p text:style-name="P5"><text:s text:c="8"/>if isinstance(config, dict):</text:p>
      <text:p text:style-name="P5"><text:s text:c="12"/># Process includes first</text:p>
      <text:p text:style-name="P5"><text:s text:c="12"/>if 'include' in config:</text:p>
      <text:p text:style-name="P5"><text:s text:c="16"/>include_value = config.pop('include')</text:p>
      <text:p text:style-name="P5"><text:s text:c="16"/>logger.info(f"Processing include directive: {include_value}")</text:p>
      <text:p text:style-name="P5"/>
      <text:p text:style-name="P5"><text:s text:c="16"/># Interpolate environment variables in include paths</text:p>
      <text:p text:style-name="P5"><text:s text:c="16"/>if isinstance(include_value, str):</text:p>
      <text:p text:style-name="P5"><text:s text:c="20"/>include_value = self._interpolate_env_vars(include_value)</text:p>
      <text:p text:style-name="P5"><text:s text:c="16"/>elif isinstance(include_value, list):</text:p>
      <text:p text:style-name="P5"><text:s text:c="20"/>include_value = [self._interpolate_env_vars(path) </text:p>
      <text:p text:style-name="P5"><text:s text:c="35"/>for path in include_value]</text:p>
      <text:p text:style-name="P5"/>
      <text:p text:style-name="P5"><text:s text:c="16"/># Process included configurations</text:p>
      <text:p text:style-name="P5"><text:s text:c="16"/>included_config = self._process_include(include_value, base_path)</text:p>
      <text:p text:style-name="P5"><text:s text:c="16"/></text:p>
      <text:p text:style-name="P5"><text:s text:c="16"/># Deep merge included config with current config</text:p>
      <text:p text:style-name="P5"><text:s text:c="16"/>config = self._deep_merge(included_config, config)</text:p>
      <text:p text:style-name="P5"/>
      <text:p text:style-name="P5"><text:s text:c="12"/># Process all other keys recursively</text:p>
      <text:p text:style-name="P5"><text:s text:c="12"/>for key in list(config.keys()):</text:p>
      <text:p text:style-name="P5"><text:s text:c="16"/>config[key] = self._process_config(config[key], base_path)</text:p>
      <text:p text:style-name="P5"/>
      <text:p text:style-name="P5"><text:s text:c="8"/>elif isinstance(config, list):</text:p>
      <text:p text:style-name="P5"><text:soft-page-break/><text:s text:c="12"/># Process each list element</text:p>
      <text:p text:style-name="P5"><text:s text:c="12"/>config = [self._process_config(item, base_path) for item in config]</text:p>
      <text:p text:style-name="P5"/>
      <text:p text:style-name="P5"><text:s text:c="8"/>elif isinstance(config, str):</text:p>
      <text:p text:style-name="P5"><text:s text:c="12"/># Handle environment variable interpolation</text:p>
      <text:p text:style-name="P5"><text:s text:c="12"/>config = self._interpolate_env_vars(config)</text:p>
      <text:p text:style-name="P5"/>
      <text:p text:style-name="P5"><text:s text:c="8"/>return config</text:p>
      <text:p text:style-name="P5"/>
      <text:p text:style-name="P5"><text:s text:c="4"/># Improved Documentation Generation</text:p>
      <text:p text:style-name="P5"><text:s text:c="4"/>def _create_template(self) -&gt; Dict[str, Any]:</text:p>
      <text:p text:style-name="P5"><text:s text:c="8"/>"""Generate template using Pydantic's field information"""</text:p>
      <text:p text:style-name="P5"><text:s text:c="8"/>template = {"__version__": "1.0", "__comment__": "Trading Bot Configuration"}</text:p>
      <text:p text:style-name="P5"><text:s text:c="8"/>required_fields = {</text:p>
      <text:p text:style-name="P5"><text:s text:c="12"/>name for name, field in TradingConfig.model_fields.items()</text:p>
      <text:p text:style-name="P5"><text:s text:c="12"/>if field.is_required()</text:p>
      <text:p text:style-name="P5"><text:s text:c="8"/>}</text:p>
      <text:p text:style-name="P5"/>
      <text:p text:style-name="P5"><text:s text:c="8"/>for name, field in TradingConfig.model_fields.items():</text:p>
      <text:p text:style-name="P5"><text:s text:c="12"/>template[name] = {</text:p>
      <text:p text:style-name="P5"><text:s text:c="16"/>"description": field.description or "No description available",</text:p>
      <text:p text:style-name="P5"><text:s text:c="16"/>"type": str(field.annotation.__name__) if field.annotation else "unknown",</text:p>
      <text:p text:style-name="P5"><text:s text:c="16"/>"example": field.json_schema_extra.get("example", "") if field.json_schema_extra else "",</text:p>
      <text:p text:style-name="P5"><text:s text:c="16"/>"required": name in required_fields</text:p>
      <text:p text:style-name="P5"><text:s text:c="12"/>}</text:p>
      <text:p text:style-name="P5"/>
      <text:p text:style-name="P5"><text:s text:c="8"/>template["environments"] = {</text:p>
      <text:p text:style-name="P5"><text:s text:c="12"/>"default": "dev",</text:p>
      <text:p text:style-name="P5"><text:s text:c="12"/>"available": ["dev", "staging", "prod"]</text:p>
      <text:p text:style-name="P5"><text:s text:c="8"/>}</text:p>
      <text:p text:style-name="P5"><text:s text:c="8"/>return template</text:p>
      <text:p text:style-name="P5"/>
      <text:p text:style-name="P5"><text:soft-page-break/><text:s text:c="4"/>def _save_template(self, output_path: Path, template: Dict) -&gt; None:</text:p>
      <text:p text:style-name="P5"><text:s text:c="8"/>"""Save template with security checks"""</text:p>
      <text:p text:style-name="P5"><text:s text:c="8"/>try:</text:p>
      <text:p text:style-name="P5"><text:s text:c="12"/>output_path.parent.mkdir(parents=True, exist_ok=True)</text:p>
      <text:p text:style-name="P5"><text:s text:c="12"/>with open(output_path, 'w') as f:</text:p>
      <text:p text:style-name="P5"><text:s text:c="16"/>yaml.safe_dump(</text:p>
      <text:p text:style-name="P5"><text:s text:c="20"/>template, </text:p>
      <text:p text:style-name="P5"><text:s text:c="20"/>f, </text:p>
      <text:p text:style-name="P5"><text:s text:c="20"/>sort_keys=False, </text:p>
      <text:p text:style-name="P5"><text:s text:c="20"/>default_flow_style=False,</text:p>
      <text:p text:style-name="P5"><text:s text:c="20"/>allow_unicode=True,</text:p>
      <text:p text:style-name="P5"><text:s text:c="20"/>explicit_start=True,</text:p>
      <text:p text:style-name="P5"><text:s text:c="20"/>width=1000</text:p>
      <text:p text:style-name="P5"><text:s text:c="16"/>)</text:p>
      <text:p text:style-name="P5"><text:s text:c="12"/>output_path.chmod(0o600)</text:p>
      <text:p text:style-name="P5"><text:s text:c="8"/>except Exception as e:</text:p>
      <text:p text:style-name="P5"><text:s text:c="12"/>raise ConfigError(f"Template generation failed: {str(e)}") from e</text:p>
      <text:p text:style-name="P5"/>
      <text:p text:style-name="P5"><text:s text:c="4"/># Enhanced Validation and Error Reporting</text:p>
      <text:p text:style-name="P5"><text:s text:c="4"/>def _validate_config(self, config: Dict) -&gt; Dict:</text:p>
      <text:p text:style-name="P5"><text:s text:c="8"/>"""Validate with detailed error reporting"""</text:p>
      <text:p text:style-name="P5"><text:s text:c="8"/>try:</text:p>
      <text:p text:style-name="P5"><text:s text:c="12"/>return TradingConfig(**config).model_dump()</text:p>
      <text:p text:style-name="P5"><text:s text:c="8"/>except ValidationError as e:</text:p>
      <text:p text:style-name="P5"><text:s text:c="12"/>raise ConfigError(f"Validation failed:\n{self._format_validation_error(e)}")</text:p>
      <text:p text:style-name="P5"/>
      <text:p text:style-name="P5"><text:s text:c="4"/>def _format_validation_error(self, error: ValidationError) -&gt; str:</text:p>
      <text:p text:style-name="P5"><text:s text:c="8"/>"""Generate developer-friendly error messages"""</text:p>
      <text:p text:style-name="P5"><text:s text:c="8"/>errors = []</text:p>
      <text:p text:style-name="P5"><text:s text:c="8"/>for err in error.errors():</text:p>
      <text:p text:style-name="P5"><text:s text:c="12"/>loc = " → ".join(map(str, err['loc']))</text:p>
      <text:p text:style-name="P5"><text:s text:c="12"/>ctx = err.get('ctx', {})</text:p>
      <text:p text:style-name="P5"><text:s text:c="12"/>msg = f"{loc}:\n <text:s/>- Error: {err['msg']}"</text:p>
      <text:p text:style-name="P5"><text:s text:c="12"/></text:p>
      <text:p text:style-name="P5"><text:soft-page-break/><text:s text:c="12"/>if 'type' in ctx:</text:p>
      <text:p text:style-name="P5"><text:s text:c="16"/>msg += f"\n <text:s/>- Expected: {ctx['type']}\n <text:s/>- Received: {repr(err['input'])}"</text:p>
      <text:p text:style-name="P5"><text:s text:c="16"/></text:p>
      <text:p text:style-name="P5"><text:s text:c="12"/>errors.append(msg)</text:p>
      <text:p text:style-name="P5"><text:s text:c="12"/></text:p>
      <text:p text:style-name="P5"><text:s text:c="8"/>return "\n\n".join(errors)</text:p>
      <text:p text:style-name="P5"/>
      <text:p text:style-name="P5"><text:s text:c="4"/>def _format_yaml_error(self, error: yaml.YAMLError) -&gt; str:</text:p>
      <text:p text:style-name="P5"><text:s text:c="8"/>"""Create contextual YAML error messages"""</text:p>
      <text:p text:style-name="P5"><text:s text:c="8"/>if hasattr(error, 'problem_mark'):</text:p>
      <text:p text:style-name="P5"><text:s text:c="12"/>mark = error.problem_mark</text:p>
      <text:p text:style-name="P5"><text:s text:c="12"/>return f"Line {mark.line+1}, Column {mark.column+1}: {error.problem}"</text:p>
      <text:p text:style-name="P5"><text:s text:c="8"/>return str(error)</text:p>
      <text:p text:style-name="P5"/>
      <text:p text:style-name="P5"><text:s text:c="4"/># Utility Methods</text:p>
      <text:p text:style-name="P5"><text:s text:c="4"/>def _should_invalidate_cache(self) -&gt; bool:</text:p>
      <text:p text:style-name="P5"><text:s text:c="8"/>"""Check if cache needs invalidation"""</text:p>
      <text:p text:style-name="P5"><text:s text:c="8"/>return not self._cache or (time.time() - self._cache_time) &gt; self.cache_ttl</text:p>
      <text:p text:style-name="P5"/>
      <text:p text:style-name="P5"><text:s text:c="4"/>def _deep_merge(self, base: Dict, update: Dict) -&gt; Dict:</text:p>
      <text:p text:style-name="P5"><text:s text:c="8"/>"""Optimized deep merge for configuration dictionaries"""</text:p>
      <text:p text:style-name="P5"><text:s text:c="8"/>merged = base.copy()</text:p>
      <text:p text:style-name="P5"><text:s text:c="8"/>for key, value in update.items():</text:p>
      <text:p text:style-name="P5"><text:s text:c="12"/>if isinstance(value, dict):</text:p>
      <text:p text:style-name="P5"><text:s text:c="16"/>node = merged.setdefault(key, {})</text:p>
      <text:p text:style-name="P5"><text:s text:c="16"/>if isinstance(node, dict):</text:p>
      <text:p text:style-name="P5"><text:s text:c="20"/>merged[key] = self._deep_merge(node, value)</text:p>
      <text:p text:style-name="P5"><text:s text:c="16"/>else:</text:p>
      <text:p text:style-name="P5"><text:s text:c="20"/>merged[key] = value.copy() if hasattr(value, 'copy') else value</text:p>
      <text:p text:style-name="P5"><text:s text:c="12"/>else:</text:p>
      <text:p text:style-name="P5"><text:s text:c="16"/>merged[key] = value</text:p>
      <text:p text:style-name="P5"><text:s text:c="8"/>return merged</text:p>
      <text:p text:style-name="P5"/>
      <text:p text:style-name="P5"><text:soft-page-break/><text:s text:c="4"/>def _write_config(self, path: Path, config: Dict) -&gt; None:</text:p>
      <text:p text:style-name="P5"><text:s text:c="8"/>"""Securely write configuration file"""</text:p>
      <text:p text:style-name="P5"><text:s text:c="8"/>try:</text:p>
      <text:p text:style-name="P5"><text:s text:c="12"/>with open(path, 'w') as f:</text:p>
      <text:p text:style-name="P5"><text:s text:c="16"/>yaml.safe_dump(config, f, default_flow_style=False)</text:p>
      <text:p text:style-name="P5"><text:s text:c="12"/>path.chmod(0o600)</text:p>
      <text:p text:style-name="P5"><text:s text:c="8"/>except Exception as e:</text:p>
      <text:p text:style-name="P5"><text:s text:c="12"/>raise ConfigError(f"Configuration save failed: {str(e)}") from e</text:p>
      <text:p text:style-name="P5"/>
      <text:p text:style-name="P5"><text:s text:c="4"/>def _validate_config_structure(self, config: Dict) -&gt; None:</text:p>
      <text:p text:style-name="P5"><text:s text:c="8"/>"""Basic pre-validation before saving"""</text:p>
      <text:p text:style-name="P5"><text:s text:c="8"/>if not isinstance(config, dict):</text:p>
      <text:p text:style-name="P5"><text:s text:c="12"/>raise ConfigError("Configuration must be a dictionary")</text:p>
      <text:p text:style-name="P5"><text:s text:c="8"/>if "environments" in config and not isinstance(config["environments"], dict):</text:p>
      <text:p text:style-name="P5"><text:s text:c="12"/>raise ConfigError("Environments section must be a dictionary")</text:p>
      <text:p text:style-name="P5"/>
      <text:p text:style-name="P5"><text:s text:c="4"/>def _apply_environment_overrides(self, config: Dict[str, Any]) -&gt; Dict[str, Any]:</text:p>
      <text:p text:style-name="P5"><text:s text:c="8"/>"""Apply environment-specific overrides with logging"""</text:p>
      <text:p text:style-name="P5"><text:s text:c="8"/>logger.info(f"Applying environment overrides for '{self.env}'")</text:p>
      <text:p text:style-name="P5"><text:s text:c="8"/>env_config = config.get("environments", {}).get(self.env, {})</text:p>
      <text:p text:style-name="P5"><text:s text:c="8"/>logger.debug(f"Found {len(env_config)} environment-specific settings")</text:p>
      <text:p text:style-name="P5"><text:s text:c="8"/>return self._deep_merge(config, env_config)</text:p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5">________________________________________________________________________________________________________________________________________________________________________________________________</text:p>
      <text:p text:style-name="P3"/>
      <text:p text:style-name="P3"><text:soft-page-break/>import yaml</text:p>
      <text:p text:style-name="P3">from pathlib import Path</text:p>
      <text:p text:style-name="P3">from pydantic import ValidationError</text:p>
      <text:p text:style-name="P3">from typing import Any, Dict</text:p>
      <text:p text:style-name="P3">from ..schemas.trading import TradingConfig</text:p>
      <text:p text:style-name="P3">from ..exceptions import ConfigError</text:p>
      <text:p text:style-name="P3"/>
      <text:p text:style-name="P3">class YAMLLoader:</text:p>
      <text:p text:style-name="P3"><text:s text:c="4"/>def __init__(self, config_path: Path = Path("config.yaml")):</text:p>
      <text:p text:style-name="P3"><text:s text:c="8"/>self.config_path = config_path</text:p>
      <text:p text:style-name="P3"/>
      <text:p text:style-name="P3"><text:s text:c="4"/>def load(self) -&gt; Dict[str, Any]:</text:p>
      <text:p text:style-name="P3"><text:s text:c="8"/>try:</text:p>
      <text:p text:style-name="P3"><text:s text:c="12"/>if not self.config_path.exists():</text:p>
      <text:p text:style-name="P3"><text:s text:c="16"/>raise FileNotFoundError(f"Config file not found: {self.config_path}")</text:p>
      <text:p text:style-name="P3"><text:s text:c="12"/></text:p>
      <text:p text:style-name="P3"><text:s text:c="12"/>with open(self.config_path, 'r') as f:</text:p>
      <text:p text:style-name="P3"><text:s text:c="16"/>raw = yaml.safe_load(f)</text:p>
      <text:p text:style-name="P3"><text:s text:c="16"/></text:p>
      <text:p text:style-name="P3"><text:s text:c="12"/>return TradingConfig(**raw).dict()</text:p>
      <text:p text:style-name="P3"><text:s text:c="12"/></text:p>
      <text:p text:style-name="P3"><text:s text:c="8"/>except yaml.YAMLError as e:</text:p>
      <text:p text:style-name="P3"><text:s text:c="12"/>raise ConfigError(f"YAML parsing error: {e}") from e</text:p>
      <text:p text:style-name="P3"><text:s text:c="8"/>except ValidationError as e:</text:p>
      <text:p text:style-name="P3"><text:s text:c="12"/>error_msg = self._format_validation_error(e)</text:p>
      <text:p text:style-name="P3"><text:s text:c="12"/>raise ConfigError(f"Configuration validation failed:\n{error_msg}") from e</text:p>
      <text:p text:style-name="P3"/>
      <text:p text:style-name="P3"><text:s text:c="4"/>def _format_validation_error(self, error: ValidationError) -&gt; str:</text:p>
      <text:p text:style-name="P3"><text:s text:c="8"/>return "\n".join(</text:p>
      <text:p text:style-name="P3"><text:s text:c="12"/>f"{'.'.join(map(str, err['loc']))}: {err['msg']}"</text:p>
      <text:p text:style-name="P3"><text:s text:c="12"/>for err in error.errors()</text:p>
      <text:p text:style-name="P3"><text:s text:c="8"/>)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9:59:32.766000000</meta:creation-date>
    <dc:date>2025-02-19T16:29:30.122000000</dc:date>
    <meta:editing-duration>PT55M15S</meta:editing-duration>
    <meta:editing-cycles>4</meta:editing-cycles>
    <meta:generator>LibreOffice/24.8.4.2$Windows_X86_64 LibreOffice_project/bb3cfa12c7b1bf994ecc5649a80400d06cd71002</meta:generator>
    <meta:document-statistic meta:table-count="0" meta:image-count="0" meta:object-count="0" meta:page-count="13" meta:paragraph-count="315" meta:word-count="1181" meta:character-count="14054" meta:non-whitespace-character-count="10314"/>
  </office:meta>
</office:document-meta>
</file>